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0313" officeooo:paragraph-rsid="00170313" style:font-size-asian="10.5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364083" officeooo:paragraph-rsid="00364083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200%"/>
      <style:text-properties fo:language="en" fo:country="US"/>
    </style:style>
    <style:style style:name="T1" style:family="text">
      <style:text-properties officeooo:rsid="0037f354"/>
    </style:style>
    <style:style style:name="T2" style:family="text">
      <style:text-properties officeooo:rsid="00398d82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<text:span text:style-name="T2">In The </text:span>Bathroom</text:h>
      <text:p text:style-name="P1"/>
      <text:section text:style-name="Sect1" text:name="Section1">
        <text:list xml:id="list1956873124" text:style-name="L1">
          <text:list-item>
            <text:p text:style-name="P3"><text:s/>bathrobe</text:p>
          </text:list-item>
          <text:list-item>
            <text:p text:style-name="P3">bathroom box</text:p>
          </text:list-item>
          <text:list-item>
            <text:p text:style-name="P3">bathtub</text:p>
          </text:list-item>
          <text:list-item>
            <text:p text:style-name="P3">cabinet</text:p>
          </text:list-item>
          <text:list-item>
            <text:p text:style-name="P3"><text:s/>comb</text:p>
          </text:list-item>
          <text:list-item>
            <text:p text:style-name="P3">drain</text:p>
          </text:list-item>
          <text:list-item>
            <text:p text:style-name="P3">electric razor</text:p>
          </text:list-item>
          <text:list-item>
            <text:p text:style-name="P3">hairbrush</text:p>
          </text:list-item>
          <text:list-item>
            <text:p text:style-name="P3">hair dryer</text:p>
          </text:list-item>
          <text:list-item>
            <text:p text:style-name="P3">liquid soap</text:p>
          </text:list-item>
          <text:list-item>
            <text:p text:style-name="P3">makeup kit</text:p>
          </text:list-item>
          <text:list-item>
            <text:p text:style-name="P3">mirror</text:p>
          </text:list-item>
          <text:list-item>
            <text:p text:style-name="P3">plunger</text:p>
          </text:list-item>
          <text:list-item>
            <text:p text:style-name="P3">razor</text:p>
          </text:list-item>
          <text:list-item>
            <text:p text:style-name="P3">scale</text:p>
          </text:list-item>
          <text:list-item>
            <text:p text:style-name="P3">shampoo &amp; conditioner</text:p>
          </text:list-item>
          <text:list-item>
            <text:p text:style-name="P3"><text:s/>shower</text:p>
          </text:list-item>
          <text:list-item>
            <text:p text:style-name="P3">soap dispenser (cont<text:span text:style-name="T1">a</text:span>iner)</text:p>
          </text:list-item>
          <text:list-item>
            <text:p text:style-name="P3">toilet paper holder</text:p>
          </text:list-item>
          <text:list-item>
            <text:p text:style-name="P3">toilet paper</text:p>
          </text:list-item>
          <text:list-item>
            <text:p text:style-name="P3">toilet seat. (cover. lid)</text:p>
          </text:list-item>
          <text:list-item>
            <text:p text:style-name="P3">toilet soap</text:p>
          </text:list-item>
          <text:list-item>
            <text:p text:style-name="P3">toilet</text:p>
          </text:list-item>
          <text:list-item>
            <text:p text:style-name="P3">toothbrush</text:p>
          </text:list-item>
          <text:list-item>
            <text:p text:style-name="P3">toothpaste</text:p>
          </text:list-item>
          <text:list-item>
            <text:p text:style-name="P3">towel rack </text:p>
          </text:list-item>
          <text:list-item>
            <text:p text:style-name="P3">wash basin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4T21:05:25.155000000</dc:date>
    <dc:creator>E G</dc:creator>
    <meta:editing-duration>PT5H25M4S</meta:editing-duration>
    <meta:editing-cycles>30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8" meta:word-count="75" meta:character-count="377" meta:non-whitespace-character-count="353"/>
  </office:meta>
</office:document-meta>
</file>